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glue-point draw:id="4" svg:x="-5.122cm" svg:y="3.008cm" draw:escape-direction="left"/>
          <draw:glue-point draw:id="5" svg:x="5.127cm" svg:y="3.008cm" draw:escape-direction="right"/>
          <draw:line draw:style-name="gr1" draw:text-style-name="P1" draw:layer="layout" svg:x1="-0.003cm" svg:y1="0.5cm" svg:x2="0.247cm" svg:y2="0.5cm">
            <text:p/>
          </draw:line>
          <draw:circle draw:style-name="gr2" draw:text-style-name="P1" draw:layer="layout" svg:width="0.25cm" svg:height="0.25cm" svg:x="0.252cm" svg:y="0.375cm">
            <text:p/>
          </draw:circle>
          <draw:line draw:style-name="gr1" draw:text-style-name="P1" draw:layer="layout" svg:x1="2cm" svg:y1="0.5cm" svg:x2="1.75cm" svg:y2="0.5cm">
            <text:p/>
          </draw:line>
          <draw:circle draw:style-name="gr2" draw:text-style-name="P1" draw:layer="layout" svg:width="0.25cm" svg:height="0.25cm" svg:x="1.495cm" svg:y="0.375cm">
            <text:p/>
          </draw:circle>
          <draw:line draw:style-name="gr1" draw:text-style-name="P1" draw:layer="layout" svg:x1="0.497cm" svg:y1="0.5cm" svg:x2="1.497cm" svg:y2="0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0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12T01:19:38.49</meta:creation-date>
    <meta:generator>OpenOffice.org/3.2$Win32 OpenOffice.org_project/320m18$Build-9502</meta:generator>
    <dc:date>2011-09-12T12:35:14.89</dc:date>
    <meta:editing-duration>PT00H50M54S</meta:editing-duration>
    <meta:editing-cycles>33</meta:editing-cycles>
    <meta:document-statistic meta:object-count="6"/>
  </office:meta>
</office:document-meta>
</file>